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0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10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7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4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2-0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11-0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8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6-0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5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1-26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1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8-0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5-0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0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11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8-1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5-13 0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2-0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11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8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4-3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1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1-0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0-1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0-1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8-3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7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4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1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2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1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8-0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5-1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11-0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8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5-1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3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2-1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10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8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5-1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2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11-2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8-1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5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2-19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10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8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5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1-3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11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8-02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5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2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11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8-0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5-0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2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11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8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5-0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2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8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2-0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11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5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1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11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8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5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11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8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5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2-0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11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8-0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5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2-1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11-0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8-1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5-07 0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2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0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5-0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2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07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99-04-1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98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6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7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